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Footer">
      <style:paragraph-properties style:border-line-width-top="0.026cm 0.035cm 0.106cm" fo:padding-left="0cm" fo:padding-right="0cm" fo:padding-top="0.035cm" fo:padding-bottom="0cm" fo:border-left="none" fo:border-right="none" fo:border-top="3pt double #622423" fo:border-bottom="none"/>
    </style:style>
    <style:style style:name="T1" style:family="text">
      <style:text-properties style:language-asian="fr" style:country-asian="FR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Cambri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aaaaaaaaaaaaaaaaaaaaaaaaaaaa</text:span></text:p>
      <text:p text:style-name="Standard"/>
      <text:p text:style-name="P1">bbbbbbbbbbbbbbbb</text:p>
      <text:p text:style-name="Standard"/>
      <text:p text:style-name="P1">cccccccccccccccccccccccccccccccccccccccccccccccccccccccccc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style:border-line-width-top="0.026cm 0.035cm 0.106cm" fo:padding-left="0cm" fo:padding-right="0cm" fo:padding-top="0.035cm" fo:padding-bottom="0cm" fo:border-left="none" fo:border-right="none" fo:border-top="3pt double #622423" fo:border-bottom="none"/>
    </style:style>
    <style:style style:name="MT1" style:family="text">
      <style:text-properties style:font-name="Cambria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[Tapez un texte]<text:tab/>Page </text:span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zerr</meta:initial-creator>
    <dc:creator>azerr</dc:creator>
    <meta:editing-cycles>3</meta:editing-cycles>
    <meta:creation-date>2012-11-01T01:58:00</meta:creation-date>
    <dc:date>2012-11-02T10:45:00</dc:date>
    <meta:editing-duration>PT35S</meta:editing-duration>
    <meta:generator>LibreOffice/3.5$Windows_x86 LibreOffice_project/7e68ba2-a744ebf-1f241b7-c506db1-7d53735</meta:generator>
    <meta:document-statistic meta:table-count="0" meta:image-count="0" meta:object-count="0" meta:page-count="3" meta:paragraph-count="4" meta:word-count="8" meta:character-count="127" meta:non-whitespace-character-count="123"/>
    <meta:user-defined meta:name="AppVersion">12.0000</meta:user-defined>
    <meta:user-defined meta:name="Company">sodifran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